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58cm" fo:min-width="3.744cm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5.5cm"/>
    </style:style>
    <style:style style:name="gr3" style:family="graphic" style:parent-style-name="standard">
      <style:graphic-properties draw:textarea-horizontal-align="justify" draw:textarea-vertical-align="middle" draw:auto-grow-height="false" fo:min-height="0.742cm" fo:min-width="2.5cm"/>
    </style:style>
    <style:style style:name="gr4" style:family="graphic" style:parent-style-name="standard">
      <style:graphic-properties draw:textarea-horizontal-align="justify" draw:textarea-vertical-align="middle" draw:auto-grow-height="false" fo:min-height="0.31cm" fo:min-width="2.862cm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2.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433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cm" svg:height="1cm" svg:x="9.001cm" svg:y="3cm">
          <text:p text:style-name="P1">Početa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6cm" svg:height="1cm" svg:x="9.001cm" svg:y="5cm">
          <text:p text:style-name="P1">Definisanje stanja aparata</text:p>
          <draw:enhanced-geometry svg:viewBox="0 0 21600 21600" draw:type="rectangle" draw:enhanced-path="M 0 0 L 21600 0 21600 21600 0 21600 0 0 Z N"/>
        </draw:custom-shape>
        <draw:custom-shape draw:style-name="gr3" draw:text-style-name="P1" xml:id="id16" draw:id="id16" draw:layer="layout" svg:width="6cm" svg:height="1.983cm" svg:x="9.001cm" svg:y="17cm">
          <text:p text:style-name="P1">Da li je unet novac &gt;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5" draw:id="id15" draw:layer="layout" svg:width="6cm" svg:height="1cm" svg:x="9.001cm" svg:y="15cm">
          <text:p text:style-name="P1">Unos novca</text:p>
          <draw:enhanced-geometry svg:viewBox="0 0 21600 21600" draw:glue-points="?f6 10800 10800 21600 ?f5 10800 10800 0" draw:text-areas="?f3 ?f3 ?f4 ?f4" draw:type="trapezoid" draw:modifiers="3653.3911014830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1" xml:id="id3" draw:id="id3" draw:layer="layout" svg:width="6cm" svg:height="1cm" svg:x="9.001cm" svg:y="24.017cm">
          <text:p text:style-name="P1">Izbor proizvoda</text:p>
          <draw:enhanced-geometry svg:viewBox="0 0 21600 21600" draw:glue-points="?f6 10800 10800 21600 ?f5 10800 10800 0" draw:text-areas="?f3 ?f3 ?f4 ?f4" draw:type="trapezoid" draw:modifiers="3653.3911014830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1" xml:id="id4" draw:id="id4" draw:layer="layout" svg:width="6cm" svg:height="2cm" svg:x="9.001cm" svg:y="26.017cm">
          <text:p text:style-name="P1">Da li je izabrani <text:line-break/>proizvod u aparatu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2" draw:layer="layout" draw:type="line" svg:x1="12.001cm" svg:y1="4cm" svg:x2="12.001cm" svg:y2="5cm" draw:start-shape="id1" draw:start-glue-point="8" draw:end-shape="id2" draw:end-glue-point="0" svg:d="M12001 4000v1000" svg:viewBox="0 0 1 1001">
          <text:p/>
        </draw:connector>
        <draw:connector draw:style-name="gr6" draw:text-style-name="P2" draw:layer="layout" draw:type="line" svg:x1="12.001cm" svg:y1="25.017cm" svg:x2="12.001cm" svg:y2="26.017cm" draw:start-shape="id3" draw:start-glue-point="5" draw:end-shape="id4" draw:end-glue-point="4" svg:d="M12001 25017v1000" svg:viewBox="0 0 1 1001">
          <text:p/>
        </draw:connector>
        <draw:frame draw:style-name="gr7" draw:text-style-name="P3" draw:layer="layout" svg:width="1cm" svg:height="0.683cm" svg:x="10.801cm" svg:y="19cm">
          <draw:text-box>
            <text:p>Da</text:p>
          </draw:text-box>
        </draw:frame>
        <draw:frame draw:style-name="gr7" draw:text-style-name="P3" draw:layer="layout" svg:width="1cm" svg:height="0.683cm" svg:x="15.101cm" svg:y="17.2cm">
          <draw:text-box>
            <text:p>Ne</text:p>
          </draw:text-box>
        </draw:frame>
        <draw:custom-shape draw:style-name="gr8" draw:text-style-name="P1" xml:id="id22" draw:id="id22" draw:layer="layout" svg:width="0.2cm" svg:height="0.2cm" svg:x="25.9cm" svg:y="20.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7" draw:text-style-name="P3" draw:layer="layout" svg:width="1cm" svg:height="0.683cm" svg:x="10.701cm" svg:y="27.917cm">
          <draw:text-box>
            <text:p>Da</text:p>
          </draw:text-box>
        </draw:frame>
        <draw:frame draw:style-name="gr7" draw:text-style-name="P3" draw:layer="layout" svg:width="1cm" svg:height="0.683cm" svg:x="15.001cm" svg:y="26.234cm">
          <draw:text-box>
            <text:p>Ne</text:p>
          </draw:text-box>
        </draw:frame>
        <draw:custom-shape draw:style-name="gr5" draw:text-style-name="P1" xml:id="id5" draw:id="id5" draw:layer="layout" svg:width="6cm" svg:height="2cm" svg:x="9cm" svg:y="12cm">
          <text:p text:style-name="P1">Da li je aparat prazan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23" draw:id="id23" draw:layer="layout" svg:width="6cm" svg:height="1cm" svg:x="23cm" svg:y="22cm">
          <text:p text:style-name="P1">Kraj program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svg:x1="15cm" svg:y1="13cm" svg:x2="25.999cm" svg:y2="14cm" draw:start-shape="id5" draw:start-glue-point="7" draw:end-shape="id6" draw:end-glue-point="0" svg:d="M15000 13000h10999v1000" svg:viewBox="0 0 11000 1001">
          <text:p/>
        </draw:connector>
        <draw:frame draw:style-name="gr7" draw:text-style-name="P3" draw:layer="layout" svg:width="1cm" svg:height="0.683cm" svg:x="15cm" svg:y="12.217cm">
          <draw:text-box>
            <text:p>Da</text:p>
          </draw:text-box>
        </draw:frame>
        <draw:frame draw:style-name="gr7" draw:text-style-name="P3" draw:layer="layout" svg:width="1cm" svg:height="0.683cm" svg:x="10.9cm" svg:y="14.017cm">
          <draw:text-box>
            <text:p>Ne</text:p>
          </draw:text-box>
        </draw:frame>
        <draw:connector draw:style-name="gr6" draw:text-style-name="P2" draw:layer="layout" draw:type="line" svg:x1="12.001cm" svg:y1="28.017cm" svg:x2="12cm" svg:y2="29cm" draw:start-shape="id4" draw:start-glue-point="6" draw:end-shape="id7" draw:end-glue-point="0" svg:d="M12001 28017l-1 983" svg:viewBox="0 0 2 984">
          <text:p/>
        </draw:connector>
        <draw:custom-shape draw:style-name="gr5" draw:text-style-name="P1" xml:id="id8" draw:id="id8" draw:layer="layout" svg:width="6cm" svg:height="2cm" svg:x="9.002cm" svg:y="31cm">
          <text:p text:style-name="P1">Ima li dovoljno novca</text:p>
          <text:p text:style-name="P1">za kupovinu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2" draw:layer="layout" draw:type="line" svg:x1="12cm" svg:y1="30cm" svg:x2="12.002cm" svg:y2="31cm" draw:start-shape="id7" draw:start-glue-point="2" draw:end-shape="id8" draw:end-glue-point="4" svg:d="M12000 30000l2 1000" svg:viewBox="0 0 3 1001">
          <text:p/>
        </draw:connector>
        <draw:custom-shape draw:style-name="gr2" draw:text-style-name="P1" xml:id="id9" draw:id="id9" draw:layer="layout" svg:width="6cm" svg:height="1cm" svg:x="9.002cm" svg:y="34cm">
          <text:p text:style-name="P1">Oduzmi cenu od novca</text:p>
          <draw:enhanced-geometry svg:viewBox="0 0 21600 21600" draw:type="rectangle" draw:enhanced-path="M 0 0 L 21600 0 21600 21600 0 21600 0 0 Z N"/>
        </draw:custom-shape>
        <draw:custom-shape draw:style-name="gr2" draw:text-style-name="P1" xml:id="id10" draw:id="id10" draw:layer="layout" svg:width="6cm" svg:height="1cm" svg:x="9.002cm" svg:y="36cm">
          <text:p text:style-name="P1">Brisanje proizvoda iz</text:p>
          <text:p text:style-name="P1"><text:s/>stanja aparata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12.002cm" svg:y1="33cm" svg:x2="12.002cm" svg:y2="34cm" draw:start-shape="id8" draw:start-glue-point="6" draw:end-shape="id9" draw:end-glue-point="0" svg:d="M12002 33000v1000" svg:viewBox="0 0 1 1001">
          <text:p/>
        </draw:connector>
        <draw:connector draw:style-name="gr6" draw:text-style-name="P2" draw:layer="layout" draw:type="line" svg:x1="12.002cm" svg:y1="35cm" svg:x2="12.002cm" svg:y2="36cm" draw:start-shape="id9" draw:start-glue-point="2" draw:end-shape="id10" draw:end-glue-point="0" svg:d="M12002 35000v1000" svg:viewBox="0 0 1 1001">
          <text:p/>
        </draw:connector>
        <draw:connector draw:style-name="gr6" draw:text-style-name="P2" draw:layer="layout" draw:type="line" svg:x1="12.002cm" svg:y1="37cm" svg:x2="12cm" svg:y2="38cm" draw:start-shape="id10" draw:start-glue-point="2" draw:end-shape="id11" draw:end-glue-point="0" svg:d="M12002 37000l-2 1000" svg:viewBox="0 0 3 1001">
          <text:p/>
        </draw:connector>
        <draw:custom-shape draw:style-name="gr8" draw:text-style-name="P1" xml:id="id14" draw:id="id14" draw:layer="layout" svg:width="0.2cm" svg:height="0.2cm" svg:x="11.901cm" svg:y="8.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7" draw:text-style-name="P3" draw:layer="layout" svg:width="1cm" svg:height="0.683cm" svg:x="10.702cm" svg:y="32.917cm">
          <draw:text-box>
            <text:p>Da</text:p>
          </draw:text-box>
        </draw:frame>
        <draw:frame draw:style-name="gr7" draw:text-style-name="P3" draw:layer="layout" svg:width="1cm" svg:height="0.683cm" svg:x="15.002cm" svg:y="31.317cm">
          <draw:text-box>
            <text:p>Ne</text:p>
          </draw:text-box>
        </draw:frame>
        <draw:connector draw:style-name="gr6" draw:text-style-name="P2" draw:layer="layout" draw:type="line" svg:x1="12cm" svg:y1="23cm" svg:x2="12.001cm" svg:y2="24.017cm" draw:start-shape="id12" draw:start-glue-point="2" draw:end-shape="id3" draw:end-glue-point="7" svg:d="M12000 23000l1 1017" svg:viewBox="0 0 2 1018">
          <text:p/>
        </draw:connector>
        <draw:custom-shape draw:style-name="gr8" draw:text-style-name="P1" xml:id="id13" draw:id="id13" draw:layer="layout" svg:width="0.2cm" svg:height="0.2cm" svg:x="30.935cm" svg:y="23.89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6" draw:text-style-name="P2" draw:layer="layout" svg:x1="31.035cm" svg:y1="23.894cm" svg:x2="12.101cm" svg:y2="9cm" draw:start-shape="id13" draw:start-glue-point="4" draw:end-shape="id14" draw:end-glue-point="10" svg:d="M31035 23894v-14894h-18934" svg:viewBox="0 0 18935 14895">
          <text:p/>
        </draw:connector>
        <draw:custom-shape draw:style-name="gr1" draw:text-style-name="P1" xml:id="id18" draw:id="id18" draw:layer="layout" svg:width="6cm" svg:height="1cm" svg:x="16.001cm" svg:y="21cm">
          <text:p text:style-name="P1">Kraj program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line" svg:x1="12.001cm" svg:y1="16cm" svg:x2="12.001cm" svg:y2="17cm" draw:start-shape="id15" draw:start-glue-point="5" draw:end-shape="id16" draw:end-glue-point="4" svg:d="M12001 16000v1000" svg:viewBox="0 0 1 1001">
          <text:p/>
        </draw:connector>
        <draw:connector draw:style-name="gr6" draw:text-style-name="P2" draw:layer="layout" svg:x1="15.001cm" svg:y1="17.992cm" svg:x2="19cm" svg:y2="19cm" draw:start-shape="id16" draw:start-glue-point="7" draw:end-shape="id17" draw:end-glue-point="0" svg:d="M15001 17992h3999v1008" svg:viewBox="0 0 4000 1009">
          <text:p/>
        </draw:connector>
        <draw:connector draw:style-name="gr6" draw:text-style-name="P2" draw:layer="layout" draw:type="line" svg:x1="19cm" svg:y1="20cm" svg:x2="19.001cm" svg:y2="21cm" draw:start-shape="id17" draw:start-glue-point="2" draw:end-shape="id18" draw:end-glue-point="4" svg:d="M19000 20000l1 1000" svg:viewBox="0 0 2 1001">
          <text:p/>
        </draw:connector>
        <draw:custom-shape draw:style-name="gr2" draw:text-style-name="P1" xml:id="id19" draw:id="id19" draw:layer="layout" svg:width="6cm" svg:height="1cm" svg:x="9.001cm" svg:y="7cm">
          <text:p text:style-name="P1">novac = 0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12.001cm" svg:y1="6cm" svg:x2="12.001cm" svg:y2="7cm" draw:start-shape="id2" draw:start-glue-point="2" draw:end-shape="id19" draw:end-glue-point="0" svg:d="M12001 6000v1000" svg:viewBox="0 0 1 1001">
          <text:p/>
        </draw:connector>
        <draw:connector draw:style-name="gr6" draw:text-style-name="P2" draw:layer="layout" draw:type="line" svg:x1="12.001cm" svg:y1="8cm" svg:x2="12.001cm" svg:y2="8.9cm" draw:start-shape="id19" draw:start-glue-point="2" draw:end-shape="id14" draw:end-glue-point="4" svg:d="M12001 8000v900" svg:viewBox="0 0 1 901">
          <text:p/>
        </draw:connector>
        <draw:custom-shape draw:style-name="gr2" draw:text-style-name="P1" xml:id="id20" draw:id="id20" draw:layer="layout" svg:width="6cm" svg:height="1cm" svg:x="9.001cm" svg:y="20cm">
          <text:p text:style-name="P1">novac += novi unos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12.001cm" svg:y1="18.983cm" svg:x2="12.001cm" svg:y2="20cm" draw:start-shape="id16" draw:start-glue-point="6" draw:end-shape="id20" draw:end-glue-point="0" svg:d="M12001 18983v1017" svg:viewBox="0 0 1 1018">
          <text:p/>
        </draw:connector>
        <draw:connector draw:style-name="gr6" draw:text-style-name="P2" draw:layer="layout" draw:type="line" svg:x1="12.001cm" svg:y1="21cm" svg:x2="12cm" svg:y2="22cm" draw:start-shape="id20" draw:start-glue-point="2" draw:end-shape="id12" draw:end-glue-point="0" svg:d="M12001 21000l-1 1000" svg:viewBox="0 0 2 1001">
          <text:p/>
        </draw:connector>
        <draw:custom-shape draw:style-name="gr3" draw:text-style-name="P1" xml:id="id21" draw:id="id21" draw:layer="layout" svg:width="6cm" svg:height="1.983cm" svg:x="23cm" svg:y="16.017cm">
          <text:p text:style-name="P1">Da li je novac &gt;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2" draw:layer="layout" draw:type="line" svg:x1="25.999cm" svg:y1="15cm" svg:x2="26cm" svg:y2="16.017cm" draw:start-shape="id6" draw:start-glue-point="2" draw:end-shape="id21" draw:end-glue-point="4" svg:d="M25999 15000l1 1017" svg:viewBox="0 0 2 1018">
          <text:p/>
        </draw:connector>
        <draw:connector draw:style-name="gr6" draw:text-style-name="P2" draw:layer="layout" draw:type="line" svg:x1="26cm" svg:y1="18cm" svg:x2="26cm" svg:y2="19cm" draw:start-shape="id21" draw:start-glue-point="6" svg:d="M26000 18000v1000" svg:viewBox="0 0 1 1001">
          <text:p/>
        </draw:connector>
        <draw:connector draw:style-name="gr6" draw:text-style-name="P2" draw:layer="layout" draw:type="line" svg:x1="26cm" svg:y1="20cm" svg:x2="26cm" svg:y2="20.9cm" draw:end-shape="id22" draw:end-glue-point="4" svg:d="M26000 20000v900" svg:viewBox="0 0 1 901">
          <text:p/>
        </draw:connector>
        <draw:connector draw:style-name="gr6" draw:text-style-name="P2" draw:layer="layout" draw:type="line" svg:x1="26cm" svg:y1="21.1cm" svg:x2="26cm" svg:y2="22cm" draw:start-shape="id22" draw:start-glue-point="8" draw:end-shape="id23" draw:end-glue-point="4" svg:d="M26000 21100v900" svg:viewBox="0 0 1 901">
          <text:p/>
        </draw:connector>
        <draw:connector draw:style-name="gr6" draw:text-style-name="P2" draw:layer="layout" draw:line-skew="0.498cm" svg:x1="29cm" svg:y1="17.009cm" svg:x2="26.1cm" svg:y2="21cm" draw:start-shape="id21" draw:start-glue-point="7" draw:end-shape="id22" draw:end-glue-point="10" svg:d="M29000 17009h1000v3991h-3900" svg:viewBox="0 0 3901 3992">
          <text:p/>
        </draw:connector>
        <draw:frame draw:style-name="gr7" draw:text-style-name="P3" draw:layer="layout" svg:width="1cm" svg:height="0.683cm" svg:x="28.9cm" svg:y="16.2cm">
          <draw:text-box>
            <text:p>Ne</text:p>
          </draw:text-box>
        </draw:frame>
        <draw:frame draw:style-name="gr7" draw:text-style-name="P3" draw:layer="layout" svg:width="1cm" svg:height="0.683cm" svg:x="24.9cm" svg:y="17.9cm">
          <draw:text-box>
            <text:p>Da</text:p>
          </draw:text-box>
        </draw:frame>
        <draw:polygon draw:style-name="gr9" draw:text-style-name="P1" xml:id="id11" draw:id="id11" draw:layer="layout" svg:width="5.999cm" svg:height="0.999cm" svg:x="9cm" svg:y="38cm" svg:viewBox="0 0 6000 1000" draw:points="0,1000 1000,0 5000,0 6000,1000">
          <text:p text:style-name="P1">Proizvod je kupljen</text:p>
          <text:p text:style-name="P1">Novo stanje novca</text:p>
        </draw:polygon>
        <draw:polygon draw:style-name="gr9" draw:text-style-name="P1" xml:id="id7" draw:id="id7" draw:layer="layout" svg:width="5.999cm" svg:height="0.999cm" svg:x="9cm" svg:y="29cm" svg:viewBox="0 0 6000 1000" draw:points="0,1000 1000,0 5000,0 6000,1000">
          <text:p text:style-name="P1"><text:s/>Izabrani proizvod</text:p>
          <text:p text:style-name="P1">(prikaz)</text:p>
        </draw:polygon>
        <draw:polygon draw:style-name="gr9" draw:text-style-name="P1" xml:id="id24" draw:id="id24" draw:layer="layout" svg:width="5.999cm" svg:height="0.999cm" svg:x="16cm" svg:y="30cm" svg:viewBox="0 0 6000 1000" draw:points="0,1000 1000,0 5000,0 6000,1000">
          <text:p text:style-name="P1">Nema dovoljno novca</text:p>
        </draw:polygon>
        <draw:connector draw:style-name="gr6" draw:text-style-name="P2" draw:layer="layout" svg:x1="15.002cm" svg:y1="32cm" svg:x2="19cm" svg:y2="31cm" draw:start-shape="id8" draw:start-glue-point="7" draw:end-shape="id24" svg:d="M15002 32000h3998v-1000" svg:viewBox="0 0 3999 1001">
          <text:p/>
        </draw:connector>
        <draw:polygon draw:style-name="gr9" draw:text-style-name="P1" xml:id="id25" draw:id="id25" draw:layer="layout" svg:width="5.999cm" svg:height="0.999cm" svg:x="16cm" svg:y="25cm" svg:viewBox="0 0 6000 1000" draw:points="0,1000 1000,0 5000,0 6000,1000">
          <text:p text:style-name="P1">Izabrano prazno polje</text:p>
          <text:p text:style-name="P1">u aparatu</text:p>
        </draw:polygon>
        <draw:connector draw:style-name="gr6" draw:text-style-name="P2" draw:layer="layout" svg:x1="15.001cm" svg:y1="27.017cm" svg:x2="19cm" svg:y2="26cm" draw:start-shape="id4" draw:start-glue-point="7" draw:end-shape="id25" draw:end-glue-point="2" svg:d="M15001 27017h3999v-1017" svg:viewBox="0 0 4000 1018">
          <text:p/>
        </draw:connector>
        <draw:connector draw:style-name="gr6" draw:text-style-name="P2" draw:layer="layout" svg:x1="19cm" svg:y1="25cm" svg:x2="30.935cm" svg:y2="23.994cm" draw:start-shape="id25" draw:start-glue-point="0" draw:end-shape="id13" draw:end-glue-point="6" svg:d="M19000 25000v-1006h11935" svg:viewBox="0 0 11936 1007">
          <text:p/>
        </draw:connector>
        <draw:polygon draw:style-name="gr9" draw:text-style-name="P1" xml:id="id12" draw:id="id12" draw:layer="layout" svg:width="5.999cm" svg:height="0.999cm" svg:x="9cm" svg:y="22cm" svg:viewBox="0 0 6000 1000" draw:points="0,1000 1000,0 5000,0 6000,1000">
          <text:p text:style-name="P1">Stanje novca</text:p>
        </draw:polygon>
        <draw:polygon draw:style-name="gr9" draw:text-style-name="P1" xml:id="id17" draw:id="id17" draw:layer="layout" svg:width="5.999cm" svg:height="0.999cm" svg:x="16cm" svg:y="19cm" svg:viewBox="0 0 6000 1000" draw:points="0,1000 1000,0 5000,0 6000,1000">
          <text:p text:style-name="P1">Vraceni novac</text:p>
        </draw:polygon>
        <draw:polygon draw:style-name="gr9" draw:text-style-name="P1" xml:id="id27" draw:id="id27" draw:layer="layout" svg:width="5.999cm" svg:height="0.999cm" svg:x="9cm" svg:y="10cm" svg:viewBox="0 0 6000 1000" draw:points="0,1000 1000,0 5000,0 6000,1000">
          <text:p text:style-name="P1">Svi proizvodi u aparatu</text:p>
          <text:p text:style-name="P1">(stanje aparata)</text:p>
        </draw:polygon>
        <draw:polygon draw:style-name="gr9" draw:text-style-name="P1" xml:id="id6" draw:id="id6" draw:layer="layout" svg:width="5.999cm" svg:height="0.999cm" svg:x="22.999cm" svg:y="14cm" svg:viewBox="0 0 6000 1000" draw:points="0,1000 1000,0 5000,0 6000,1000">
          <text:p text:style-name="P1">Aparat je prazan</text:p>
        </draw:polygon>
        <draw:polygon draw:style-name="gr9" draw:text-style-name="P1" draw:layer="layout" svg:width="5.999cm" svg:height="0.999cm" svg:x="22.999cm" svg:y="19cm" svg:viewBox="0 0 6000 1000" draw:points="0,1000 1000,0 5000,0 6000,1000">
          <text:p text:style-name="P1">Vraceni novac</text:p>
        </draw:polygon>
        <draw:connector draw:style-name="gr6" draw:text-style-name="P2" draw:layer="layout" draw:line-skew="0.499cm" svg:x1="12cm" svg:y1="39cm" svg:x2="31.035cm" svg:y2="29.094cm" draw:start-shape="id11" draw:start-glue-point="2" draw:end-shape="id26" draw:end-glue-point="8" svg:d="M12000 39000v1000h19035v-10906" svg:viewBox="0 0 19036 10907">
          <text:p/>
        </draw:connector>
        <draw:custom-shape draw:style-name="gr8" draw:text-style-name="P1" xml:id="id26" draw:id="id26" draw:layer="layout" svg:width="0.2cm" svg:height="0.2cm" svg:x="30.935cm" svg:y="28.89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6" draw:text-style-name="P2" draw:layer="layout" svg:x1="19cm" svg:y1="30cm" svg:x2="30.935cm" svg:y2="28.994cm" draw:start-shape="id24" draw:start-glue-point="0" draw:end-shape="id26" draw:end-glue-point="6" svg:d="M19000 30000v-1006h11935" svg:viewBox="0 0 11936 1007">
          <text:p/>
        </draw:connector>
        <draw:connector draw:style-name="gr6" draw:text-style-name="P2" draw:layer="layout" draw:type="line" svg:x1="31.035cm" svg:y1="28.894cm" svg:x2="31.035cm" svg:y2="24.094cm" draw:start-shape="id26" draw:start-glue-point="4" draw:end-shape="id13" draw:end-glue-point="8" svg:d="M31035 28894v-4800" svg:viewBox="0 0 1 4801">
          <text:p/>
        </draw:connector>
        <draw:connector draw:style-name="gr6" draw:text-style-name="P2" draw:layer="layout" draw:type="line" svg:x1="12.001cm" svg:y1="9.1cm" svg:x2="12cm" svg:y2="10cm" draw:start-shape="id14" draw:start-glue-point="8" draw:end-shape="id27" draw:end-glue-point="0" svg:d="M12001 9100l-1 900" svg:viewBox="0 0 2 901">
          <text:p/>
        </draw:connector>
        <draw:connector draw:style-name="gr6" draw:text-style-name="P2" draw:layer="layout" draw:type="line" svg:x1="12cm" svg:y1="11cm" svg:x2="12cm" svg:y2="12cm" draw:start-shape="id27" draw:start-glue-point="2" draw:end-shape="id5" draw:end-glue-point="4" svg:d="M12000 11000v1000" svg:viewBox="0 0 1 1001">
          <text:p/>
        </draw:connector>
        <draw:connector draw:style-name="gr6" draw:text-style-name="P2" draw:layer="layout" draw:type="line" svg:x1="12cm" svg:y1="14cm" svg:x2="12.001cm" svg:y2="15cm" draw:start-shape="id5" draw:start-glue-point="6" draw:end-shape="id15" draw:end-glue-point="7" svg:d="M12000 14000l1 1000" svg:viewBox="0 0 2 1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style:rfc-language-tag="sr-Latn-RS" fo:language="sr" fo:script="Latn" fo:country="R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0T08:46:29.625000000</meta:creation-date>
    <dc:date>2018-10-21T10:34:04.269000000</dc:date>
    <meta:editing-duration>PT1H23M23S</meta:editing-duration>
    <meta:editing-cycles>20</meta:editing-cycles>
    <meta:generator>LibreOffice/6.0.6.2$Windows_X86_64 LibreOffice_project/0c292870b25a325b5ed35f6b45599d2ea4458e77</meta:generator>
    <meta:document-statistic meta:object-count="69"/>
  </office:meta>
</office:document-meta>
</file>